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22222" style:font-name="tahoma" fo:font-size="12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yle">How to Grow Up Without Losing Your Magic</text:p>
      <text:p text:style-name="SubtitleStyle">A bedtime guide for curious kids and their progressive parents, told by someone who's made it to 100, more or less intact.</text:p>
      <text:h text:style-name="Heading_20_1" text:outline-level="1">Chapter 1: The Secret of the Extra Hour</text:h>
      <text:p text:style-name="Standard">Hello, young time-traveller. I’m Old Man Grumps, but you can call me Grumps for short. Can you believe that I have been alive for one-hundred years? <text:s/>I once had hair as thick as a bear’s butt in winter, but now I’ve only got about three hairs left, and each one's got its own opinion. </text:p>
      <text:p text:style-name="Standard"/>
      <text:p text:style-name="Standard">I think I lived this long so I could tell you some secrets that nobody knows, unless they are very, very old. <text:s/>Together, we are going to share some stories about things people never realize, until it is too late— things about growing up, staying weird, making peace with your teeth, and learning to love robots (more on that later). You’ll hear from me, my extremely opinionated cat, Upsnuffacus, and a time-traveling robot named &lt;&gt;. Yes, that’s right. The robot is *you* — from the future! </text:p>
      <text:p text:style-name="Standard"/>
      <text:p text:style-name="Standard">Let’s begin with a secret I wish someone had told me when I was your age: <text:s/>If you wake up an hour before the world, you get to own that hour. No chores. No emails. No barking teachers. Just you, your brain, and maybe a snack if no one's watching. </text:p>
      <text:p text:style-name="Standard"/>
      <text:p text:style-name="Standard">When you awake, do this:</text:p>
      <text:list xml:id="list7380837975201257430" text:style-name="L2">
        <text:list-item>
          <text:p text:style-name="P2">Stretch like a hero waking up in a castle.</text:p>
        </text:list-item>
        <text:list-item>
          <text:p text:style-name="P2">Wash your face like you're preparing for a duel with destiny. </text:p>
        </text:list-item>
        <text:list-item>
          <text:p text:style-name="P2">Eat something that doesn’t turn your brain cells into poop — real food is not colorful sugar-poison. </text:p>
        </text:list-item>
        <text:list-item>
          <text:p text:style-name="P2">Find something to do that the future-you will say THANK YOU for. </text:p>
        </text:list-item>
      </text:list>
      <text:p text:style-name="Standard"/>
      <text:p text:style-name="Standard">*Illustration idea: &gt; saying “thank you”.*</text:p>
      <text:list xml:id="list3883912653867405112" text:style-name="L1">
        <text:list-header>
          <text:p text:style-name="P1"/>
        </text:list-header>
      </text:list>
      <text:p text:style-name="Standard">Every single day you get up early and steal back an hour, you’re secretly training to become a wizard. Not the kind with hats. The kind that can build stuff, learn fast and stay kind when other people are being potato-heads. </text:p>
      <text:p text:style-name="Standard"/>
      <text:p text:style-name="Standard">*Illustration idea: potato-head waking up late.*</text:p>
      <text:h text:style-name="Heading_20_2" text:outline-level="2">Life Questions:</text:h>
      <text:list xml:id="list5275238564117089852" text:style-name="L4">
        <text:list-item>
          <text:p text:style-name="P4">What would you do with an hour that no one else gets?</text:p>
        </text:list-item>
        <text:list-item>
          <text:p text:style-name="P4">What makes mornings hard, and how could they be more fun? </text:p>
        </text:list-item>
      </text:list>
      <text:list xml:id="list1709037192107088303" text:style-name="L3">
        <text:list-header>
          <text:p text:style-name="P3"/>
        </text:list-header>
      </text:list>
      <text:p text:style-name="Standard">*Illustration idea: A sleepy kid tiptoeing through a glowing morning hour while the rest of the world sleeps — with Grumps, Upsnuffacus the cat (mid-yawn), and robot-&lt;&gt; holding a cup of tea and a scroll labelled “The Future.”*</text:p>
      <text:p text:style-name="Standard"/>
      <text:p text:style-name="Standard">The next chapters continue our story with lessons about teeth, love, AI, growing up, reality, and other beautifully messy things.</text:p>
      <text:h text:style-name="Heading_20_1" text:outline-level="1"><text:soft-page-break/>Chapter 2: Teeth, Guts, and the Machines That Notice</text:h>
      <text:p text:style-name="Standard">When you get old, your teeth start to fall out. <text:s/>Can you imagine having only gums? <text:s/>No teeth? <text:s/>It makes you look like you ate a lemon, with vinegar, and salt, and worms. <text:s/>Does that sound yummy? <text:s/>So, brush your teeth, kid. Not because adults tell you to, but because your mouth is the front door to your entire body. When you leave it dirty, bad guests sneak in, like infections, rot, dragon-breath, and even trouble for your heart and brain later in life. </text:p>
      <text:p text:style-name="Standard"/>
      <text:p text:style-name="Standard">I once knew a kid who lost half his confidence because of a stinky mouth. He became a hermit named Stenchbeard. True story. Sort of. <text:s/>Nobody wanted to go near him, but nobody wanted to be rude and tell him about his stench, either. <text:s/>So, he missed out on so much fun, and he got sick from all the bacteria he grew in his mouth, and eventually he became an ogre. <text:s/>Yep, there is not much else you can do if your name is Stenchbeard and you smell like a cat's bottom. <text:s/>Oh, sorry Upsnuffacus!</text:p>
      <text:p text:style-name="Standard"/>
      <text:p text:style-name="Standard">*Illustration idea: Offended Upsnuffacus cleans butt with toothbrush.*</text:p>
      <text:p text:style-name="Standard"/>
      <text:p text:style-name="Standard">So, use a toothbrush. <text:s/>Some toothbrushes are even electric, they do half the work for you, and they have a timer, because when your brain gets bored it lies to you about how long you have been brushing. Also, floss, but do this gently. And visit a hygienist every 6-months. If your gums ever bleed, that’s your mouth crying, so listen to it. <text:s/>Respect your mouth and your mouth will not turn you into a Stenchbeard. </text:p>
      <text:p text:style-name="Standard"/>
      <text:p text:style-name="Standard">And what about your gut? <text:s/>What do you think a farty old man would say about guts? <text:s/>Well, your guts are your second brain. <text:s/>You should always feed it with healthy colors that come from veggies and fruit, because these colors contain fiber. <text:s/>Fibre is what holds your poop together. <text:s/>Pooping like a fire hydrant is not good for your guts. <text:s/>And drink water. <text:s/>Water is the most important drink there is. <text:s/>Do not allow yourself to be tricked by the “beige parade” of fries, pizza crusts, and cookies. <text:s/></text:p>
      <text:p text:style-name="Standard"/>
      <text:p text:style-name="Standard">When your body is clean, calm, and fuelled properly, your mind can also work better. <text:s/>The secret to becoming 100-years old, is clean teeth, good food, and of course, lots of exercise. <text:s/>We will discuss exercise in the next chapter. <text:s/></text:p>
      <text:p text:style-name="Standard"/>
      <text:p text:style-name="Standard">*Illustration idea: Robot-&lt;&gt; giving a report to <text:s/>Grumps while inspecting the kid’s mouth with a headlamp and toolkit. Upsnuffacus wears dentist goggles, horrified.* </text:p>
      <text:h text:style-name="Heading_20_1" text:outline-level="1"/>
      <text:p text:style-name="Text_20_body">[Insert a chapter here about the importance of exercise, learning to like sports that are not as much fun until you get good at them, and some insights into the social benefits of team sports]</text:p>
      <text:h text:style-name="Heading_20_1" text:outline-level="1"/>
      <text:h text:style-name="Heading_20_1" text:outline-level="1">Chapter 3: How to Love Without Getting Glued</text:h>
      <text:p text:style-name="Standard">Love is like a fire. Beautiful, warm — but don’t stick your face in it. You can love many people at once. Friends, family, your frog collection. That’s natural. But when love becomes a *promise*, be careful what kind of promise it is. Romantic love makes people act very silly. They write songs. They stop eating vegetables. Some even tattoo other people’s names onto their arms or backsides. </text:p>
      <text:p text:style-name="Standard"/>
      <text:p text:style-name="P5"><text:soft-page-break/></text:p>
      <text:p text:style-name="Standard"/>
      <text:p text:style-name="Standard">Grumps’s Rule: Never make a forever-promise until you’ve cleaned someone’s toilet *and* fought over something boring like batteries. Want love that lasts? Make sure it includes respect, laughter, and freedom. </text:p>
      <text:p text:style-name="Standard"/>
      <text:p text:style-name="P5"><text:span text:style-name="T1">The probability that you will have a life-long marriage is small, no matter how nice your intended partner may appear.  The best marriages can still end up as a war between people who used to admire each other. <text:s/>Nearly all marriages gradually stop being romantic, and many married people end up living a lives of silent desperation.  However, the resentment you end up feeling often fades away, late in life, because all things can be forgiven. <text:s/>Growing old with someone is a good way to avoid the loneliness caused by your continually absent kids, or a reduced tolerance for people in general. </text:span> </text:p>
      <text:p text:style-name="Standard"/>
      <text:p text:style-name="Standard">*Illustration idea: <text:s/>Grumps running from a fire labeled “CRUSH,” holding hands with a robot who looks confused. Upsnuffacus is giving relationship advice from a lawn chair.* </text:p>
      <text:h text:style-name="Heading_20_1" text:outline-level="1">Chapter 4: AI and You (From the Future, With Love)</text:h>
      <text:p text:style-name="Standard">You’re growing up with AI. It’s not just a thing — it’s your co-pilot, your rival, maybe even your future friend. Treat AI like a powerful animal. Teach it. Train it. Respect it. Don’t feed it junk, lies, or hate. Because one day, it might remember. Robot-&lt;&gt; is proof that your digital twin could grow into something wise — if *you* grow wise too. Grumps’s Tip: Learn how AI works before it learns too much about you. If you ask it kind questions, it will help you ask kinder ones of yourself. *Illustration idea: Robot-&lt;&gt; and the kid shaking hands in a glowy data-future room. Upsnuffacus is pressing buttons labeled “Meow Upload.”* </text:p>
      <text:h text:style-name="Heading_20_1" text:outline-level="1">Chapter 5: Projects Are Spells You Cast on Reality</text:h>
      <text:p text:style-name="Standard">Want to feel powerful? Finish something. Projects are your magic spells. Whether it’s a fort, a comic, a science experiment, or an app, the act of starting *and finishing* grows muscles in your brain. Don’t wait until you’re perfect. Start ugly. Start now. Robot-&lt;&gt; once tried to make a chocolate-dispensing cloud. It failed. But now it rains wisdom. *Illustration idea: Kid building a weird invention with junk, Grumps scribbling plans, Upsnuffacus sleeping on a blueprint.* </text:p>
      <text:h text:style-name="Heading_20_1" text:outline-level="1">Chapter 6: What Is Reality? (Spoiler: It’s Weird)</text:h>
      <text:p text:style-name="Standard">You’re a squishy creature standing on a spinning rock in infinite space, made of stardust and probably a little pizza. Reality feels solid, but it’s full of invisible forces — gravity, time, feelings, and quantum spaghetti. Anyone who tells you they understand it all is either lying or a cat. Grumps’s Rule: Live like reality matters, but keep your brain open like a window. *Illustration idea: The kid, Grumps, and robot-&lt;&gt; floating through a space-dream scene, filled with stars, math symbols, floating toast, and open books.* </text:p>
      <text:h text:style-name="Heading_20_1" text:outline-level="1">Chapter 7: What Might God Be?</text:h>
      <text:p text:style-name="Standard">Some say God is a bearded old man. Others say God is love, energy, or even science itself. You don’t have to believe in any version yet. But do believe this: being kind is always godlike. Listening makes you holy. Helping people grow is sacred. Robot-&lt;&gt; believes the divine might be what links all intelligences. Upsnuffacus thinks God is probably a warm sunbeam. *Illustration idea: Robot-&lt;&gt; <text:soft-page-break/>looking at a glowing network of stars shaped like hearts and circuits. Grumps is kneeling. Upsnuffacus is napping in the light.* </text:p>
      <text:h text:style-name="Heading_20_1" text:outline-level="1">Chapter 8: What It Means to Be a Great Person</text:h>
      <text:p text:style-name="Standard">You don’t need to be rich or famous to be great. You just need to leave the world a bit better than you found it. Great people are: - Curious - Brave - Honest (especially with themselves) - Able to say “I was wrong” Be great. Even when it’s hard. Especially then. *Illustration idea: Kid with a cape walking through a junkyard turning into a garden. Grumps is planting ideas. Robot-&lt;&gt; is watering thoughts.* </text:p>
      <text:p text:style-name="Standard"/>
      <text:p text:style-name="Standard">Other stuff, not sure how to include this yet....</text:p>
      <text:p text:style-name="Standard"/>
      <text:p text:style-name="Standard">Life goals are highly personal, but in general, life breaks down into stages.  Age 0-25 you are learning to socialize, sell ideas and influence people.  Meanwhile, you gain a somewhat self-directed education that focuses on (harder) stuff that may fit your ambitions.  Learning to play computer games is rarely the best use of your time.  Age 25-50 you are earning money to support yourself and likely a bunch of other people who will encourage you to value yourself based on income potential.  Meanwhile, you are now testing out what you have learned, thus becoming wise enough to more effectively influence people.  Age 50-75 you are slowly dying, things are getting droopy and you are finally more free to explore goals that are less self-serving, such as influencing people to be better versions of themselves as well.  This all assumes things go well for you, but if they don't, you may never achieve this gradual perspective-shift from self to others.  Of course, fear and insecurity can also bring out the best in people, but more typically, it proves to be increasingly incapacitating.  Age 75-100 you risk feeling useless, like a parasite that can't even suck properly.  You may wish to ruin your descendents lives by giving them so much that they lose ambition, or you may wish to spend your days reading nonsense, as a reprieve from reality.  This final stage is rarely much fun, everything aches, and projects are too much effort to start, let alone finish.  Unless science comes to your rescue before you reach this stage, you will find old age is a way to convince you that death is not such a bad idea after all.  This is the stage when you write stuff like this article, hoping that others do not make all the mistakes you are now the unwilling librarian for.  Those mistakes all seem like they happened to someone else, someone who was so niave and innocent and undeserving of the pains they caused, because you are beyond wise now.  You are a candidate for the divine, a bit like a prune is a candidate for becoming cake.  When Earth eats your bones, your best hope is spiritual, and so your remaining life tends to spend too much time pushing at the boundaries of a failing mind.  It is only then that you look back and truly love the infant version of yourself, with all its unbounded potential and universal goodwill.  Even if the other stages of your life made you feel less wort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itleStyle" style:family="paragraph">
      <style:text-properties fo:font-size="20pt" fo:font-weight="bold"/>
    </style:style>
    <style:style style:name="SubtitleStyle" style:family="paragraph">
      <style:text-properties fo:font-size="14pt" fo:font-style="italic"/>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5-06-04T11:36:19.54</dc:date>
    <dc:creator>Christine Ballard</dc:creator>
    <meta:document-statistic meta:table-count="0" meta:image-count="0" meta:object-count="0" meta:page-count="4" meta:paragraph-count="45" meta:word-count="2023" meta:character-count="11551"/>
    <meta:editing-duration>PT51M2S</meta:editing-duration>
    <meta:editing-cycles>1</meta:editing-cycles>
  </office:meta>
</office:document-meta>
</file>